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437in"/>
    </style:style>
    <style:style style:name="co2" style:family="table-column">
      <style:table-column-properties fo:break-before="auto" style:column-width="2.2016in"/>
    </style:style>
    <style:style style:name="co3" style:family="table-column">
      <style:table-column-properties fo:break-before="auto" style:column-width="1.0965in"/>
    </style:style>
    <style:style style:name="co4" style:family="table-column">
      <style:table-column-properties fo:break-before="auto" style:column-width="2.448in"/>
    </style:style>
    <style:style style:name="co5" style:family="table-column">
      <style:table-column-properties fo:break-before="auto" style:column-width="5.2138in"/>
    </style:style>
    <style:style style:name="co6" style:family="table-column">
      <style:table-column-properties fo:break-before="auto" style:column-width="1.7043in"/>
    </style:style>
    <style:style style:name="co7" style:family="table-column">
      <style:table-column-properties fo:break-before="auto" style:column-width="6.3508in"/>
    </style:style>
    <style:style style:name="co8" style:family="table-column">
      <style:table-column-properties fo:break-before="auto" style:column-width="6.1791in"/>
    </style:style>
    <style:style style:name="co9" style:family="table-column">
      <style:table-column-properties fo:break-before="auto" style:column-width="6.5862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3.1299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5.3063in" fo:break-before="auto" style:use-optimal-row-height="true"/>
    </style:style>
    <style:style style:name="ro6" style:family="table-row">
      <style:table-row-properties style:row-height="1.7307in" fo:break-before="auto" style:use-optimal-row-height="true"/>
    </style:style>
    <style:style style:name="ro7" style:family="table-row">
      <style:table-row-properties style:row-height="3.5965in" fo:break-before="auto" style:use-optimal-row-height="true"/>
    </style:style>
    <style:style style:name="ro8" style:family="table-row">
      <style:table-row-properties style:row-height="1.263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data-style-name="N100"/>
  </office:automatic-styles>
  <office:body>
    <office:spreadsheet>
      <table:calculation-settings table:automatic-find-labels="false" table:use-regular-expressions="false" table:use-wildcards="true"/>
      <table:table table:name="Website Request" table:style-name="ta1">
        <table:table-column table:style-name="co1" table:default-cell-style-name="ce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Completed</text:p>
          </table:table-cell>
          <table:table-cell office:value-type="string" calcext:value-type="string">
            <text:p>Timestamp</text:p>
          </table:table-cell>
          <table:table-cell office:value-type="string" calcext:value-type="string">
            <text:p>Username</text:p>
          </table:table-cell>
          <table:table-cell office:value-type="string" calcext:value-type="string">
            <text:p>Your Name:</text:p>
          </table:table-cell>
          <table:table-cell office:value-type="string" calcext:value-type="string">
            <text:p>Type of Request</text:p>
          </table:table-cell>
          <table:table-cell office:value-type="string" calcext:value-type="string">
            <text:p>Paste the URL of the page that needs updated (if this is new content, leave blank)</text:p>
          </table:table-cell>
          <table:table-cell office:value-type="string" calcext:value-type="string">
            <text:p>Enter the text content that needs to be added/updated (OR upload a text/PDF file)</text:p>
          </table:table-cell>
          <table:table-cell office:value-type="string" calcext:value-type="string">
            <text:p>Upload Document or PDF file that contents the web page content.</text:p>
          </table:table-cell>
          <table:table-cell office:value-type="string" calcext:value-type="string">
            <text:p>Enter any images that should be included with the content.</text:p>
          </table:table-cell>
          <table:table-cell office:value-type="string" calcext:value-type="string">
            <text:p>If this is time-sensitive information, please enter the date by which the information needs to be included.</text:p>
          </table:table-cell>
        </table:table-row>
        <table:table-row table:style-name="ro2">
          <table:table-cell office:value-type="date" office:date-value="2021-11-20" calcext:value-type="date">
            <text:p>11/20/21</text:p>
          </table:table-cell>
          <table:table-cell office:value-type="string" calcext:value-type="string">
            <text:p>2021/11/05 10:18:07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index.html</text:p>
          </table:table-cell>
          <table:table-cell office:value-type="string" calcext:value-type="string">
            <text:p>Going to try and give all the update information for the News &amp; Updates Section. I don't love this section as it needs more updating but we'll see if it can survive. I am going to attach four images that are labeled news-pic-1, news-pic-2, news-pic-3, news-pic-4... maybe the best way forward is to keep this image names and simply update photos. The news-pic-1 image is the bigger image to go in left picture box. 2,3, and 4 are the three on the right. Here are updates for each part... 1) Big image box, change picture to news-pic-1, change date to November 3, 2021, </text:p>
            <text:p>Change FACILITY / UPPER SCHOOL to STUDENTS / ATHLETICS, change title of update to JV Basketball Defeats Core School, and change link to https://www.facebook.com/stonehavenschool/photos/pcb.4571753569529253/4571742999530310/  2) change picture to news-pic-2, change date to October 29, 2021, change label to STUDENTS / EVENTS, change title to Students Celebrate Reformation Day, and change link to https://www.facebook.com/stonehavenschool/photos/pcb.4557576670946943/4557576380946972 3) change picture to news-pic-3, change date to October 29, 2021, change label to STUDENTS / EVENTS, change title to Braves Day at Stonehaven, change link to https://www.facebook.com/stonehavenschool/photos/pcb.4554191991285411/4554191767952100/ 4) change picture to news-pic-4, change date to October 25, 2021, change label to STUDENTS / SERVICE, change title to Conasauga River Clean Up Day, change link to https://www.facebook.com/stonehavenschool/photos/pcb.4543754038995873/4543733588997918/ </text:p>
            <text:p/>
            <text:p>I will send other images in a follow-up email. </text:p>
          </table:table-cell>
          <table:table-cell/>
          <table:table-cell office:value-type="string" calcext:value-type="string">
            <text:p>https://drive.google.com/u/3/open?usp=forms_web&amp;id=1s5vERvykaVuwC37DxEex7w8H-yocaZKf</text:p>
          </table:table-cell>
          <table:table-cell table:style-name="ce2" office:value-type="string" calcext:value-type="string">
            <text:p>2021-11-30</text:p>
          </table:table-cell>
        </table:table-row>
        <table:table-row table:style-name="ro3">
          <table:table-cell office:value-type="date" office:date-value="2021-11-06" calcext:value-type="date">
            <text:p>11/06/21</text:p>
          </table:table-cell>
          <table:table-cell office:value-type="string" calcext:value-type="string">
            <text:p>2021/11/05 10:24:33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index.html</text:p>
          </table:table-cell>
          <table:table-cell office:value-type="string" calcext:value-type="string">
            <text:p>Updates to Upcoming Events Section... </text:p>
            <text:p/>
            <text:p>7 </text:p>
            <text:p>DEC</text:p>
            <text:p>Christmas Program</text:p>
            <text:p>7:00pm</text:p>
            <text:p>Open Bible Tabernacle</text:p>
            <text:p/>
            <text:p>14 </text:p>
            <text:p>DEC</text:p>
            <text:p>Christmas Bazaar</text:p>
            <text:p>9:00am</text:p>
            <text:p>Lower School </text:p>
            <text:p/>
            <text:p>16 </text:p>
            <text:p>DEC</text:p>
            <text:p>9th-10th Progressive Dinner</text:p>
            <text:p>6:30pm</text:p>
            <text:p>Various Locations</text:p>
            <text:p/>
          </table:table-cell>
          <table:table-cell table:number-columns-repeated="2"/>
          <table:table-cell table:style-name="ce2" office:value-type="string" calcext:value-type="string">
            <text:p>2021-11-30</text:p>
          </table:table-cell>
        </table:table-row>
        <table:table-row table:style-name="ro1">
          <table:table-cell office:value-type="date" office:date-value="2021-11-06" calcext:value-type="date">
            <text:p>11/06/21</text:p>
          </table:table-cell>
          <table:table-cell office:value-type="string" calcext:value-type="string">
            <text:p>2021/11/05 10:26:04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index.html</text:p>
          </table:table-cell>
          <table:table-cell office:value-type="string" calcext:value-type="string">
            <text:p>Please remove years from parent survey quotes and just leave as Parent Survey <text:s/></text:p>
          </table:table-cell>
          <table:table-cell table:number-columns-repeated="2"/>
          <table:table-cell table:style-name="ce2" office:value-type="string" calcext:value-type="string">
            <text:p>2021-11-30</text:p>
          </table:table-cell>
        </table:table-row>
        <table:table-row table:style-name="ro1">
          <table:table-cell office:value-type="date" office:date-value="2021-11-20" calcext:value-type="date">
            <text:p>11/20/21</text:p>
          </table:table-cell>
          <table:table-cell office:value-type="string" calcext:value-type="string">
            <text:p>2021/11/05 10:32:41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index.html</text:p>
          </table:table-cell>
          <table:table-cell office:value-type="string" calcext:value-type="string">
            <text:p>Update the Wesley Scheidt image, I think it is about-bg-5 and I have named it the same so hopefully all we need to do is upload the attached image into upload directory. </text:p>
          </table:table-cell>
          <table:table-cell/>
          <table:table-cell office:value-type="string" calcext:value-type="string">
            <text:p>https://drive.google.com/u/3/open?usp=forms_web&amp;id=1KZWUzNShvOwzP_8wv05FNnvEiAzcUKtZ</text:p>
          </table:table-cell>
          <table:table-cell table:style-name="ce2" office:value-type="string" calcext:value-type="string">
            <text:p>2021-11-30</text:p>
          </table:table-cell>
        </table:table-row>
        <table:table-row table:style-name="ro4">
          <table:table-cell office:value-type="date" office:date-value="2021-11-21" calcext:value-type="date">
            <text:p>11/21/21</text:p>
          </table:table-cell>
          <table:table-cell office:value-type="string" calcext:value-type="string">
            <text:p>2021/11/05 10:41:22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about-us/school-history.html</text:p>
          </table:table-cell>
          <table:table-cell office:value-type="string" calcext:value-type="string">
            <text:p>Change final history paragraph to the following....</text:p>
            <text:p/>
            <text:p>Stonehaven recognized its largest enrollment ever in 2021-2022 of 214 students. With a beautiful new Upper School building on eight acres of land on Old Concord Road in Marietta and the purchase of a 23,000sf church building one-half of a mile down the road, Stonehaven has found its new home in the Fair Oaks neighborhood of Marietta. With a remarkable group of educators and families partnering together, the school is planning to grow enrollment to a maximum of 500 students over the next ten years.</text:p>
          </table:table-cell>
          <table:table-cell table:number-columns-repeated="2"/>
          <table:table-cell table:style-name="ce2" office:value-type="string" calcext:value-type="string">
            <text:p>2021-11-30</text:p>
          </table:table-cell>
        </table:table-row>
        <table:table-row table:style-name="ro1">
          <table:table-cell office:value-type="date" office:date-value="2021-11-21" calcext:value-type="date">
            <text:p>11/21/21</text:p>
          </table:table-cell>
          <table:table-cell office:value-type="string" calcext:value-type="string">
            <text:p>2021/11/05 10:48:09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academics/classical.html</text:p>
          </table:table-cell>
          <table:table-cell office:value-type="string" calcext:value-type="string">
            <text:p>Change piano picture with the attached. Named it the same so just need to upload to the upload directory. </text:p>
          </table:table-cell>
          <table:table-cell/>
          <table:table-cell office:value-type="string" calcext:value-type="string">
            <text:p>https://drive.google.com/u/3/open?usp=forms_web&amp;id=1LxPprxT9kEdEZDIyKokMttcVI0G6Ym8K</text:p>
          </table:table-cell>
          <table:table-cell table:style-name="ce2" office:value-type="string" calcext:value-type="string">
            <text:p>2021-11-30</text:p>
          </table:table-cell>
        </table:table-row>
        <table:table-row table:style-name="ro1">
          <table:table-cell office:value-type="date" office:date-value="2021-11-22" calcext:value-type="date">
            <text:p>11/22/21</text:p>
          </table:table-cell>
          <table:table-cell office:value-type="string" calcext:value-type="string">
            <text:p>2021/11/05 11:04:54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Other</text:p>
          </table:table-cell>
          <table:table-cell office:value-type="string" calcext:value-type="string">
            <text:p>http://www.stonehavenschool.org/parents/r2g2podcast.html</text:p>
          </table:table-cell>
          <table:table-cell office:value-type="string" calcext:value-type="string">
            <text:p>I was hoping the podcast was going to be resurrected but I think we have a little bit before we get back on the ball. Probably best to delete this page from the menus on each page. :(</text:p>
          </table:table-cell>
          <table:table-cell table:number-columns-repeated="2"/>
          <table:table-cell table:style-name="ce2" office:value-type="string" calcext:value-type="string">
            <text:p>2021-11-30</text:p>
          </table:table-cell>
        </table:table-row>
        <table:table-row table:style-name="ro1">
          <table:table-cell office:value-type="date" office:date-value="2021-11-21" calcext:value-type="date">
            <text:p>11/21/21</text:p>
          </table:table-cell>
          <table:table-cell office:value-type="string" calcext:value-type="string">
            <text:p>2021/11/05 11:09:49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support/giving.html</text:p>
          </table:table-cell>
          <table:table-cell office:value-type="string" calcext:value-type="string">
            <text:p>Change main banner picture. Same image name, so upload to upload directory. </text:p>
          </table:table-cell>
          <table:table-cell/>
          <table:table-cell office:value-type="string" calcext:value-type="string">
            <text:p>https://drive.google.com/u/3/open?usp=forms_web&amp;id=1BGe-nJWCd_ZI1RQ1LPSiZIWbYZ9DwxEN</text:p>
          </table:table-cell>
          <table:table-cell table:style-name="ce2" office:value-type="string" calcext:value-type="string">
            <text:p>2021-11-30</text:p>
          </table:table-cell>
        </table:table-row>
        <table:table-row table:style-name="ro1">
          <table:table-cell office:value-type="date" office:date-value="2021-11-21" calcext:value-type="date">
            <text:p>11/21/21</text:p>
          </table:table-cell>
          <table:table-cell office:value-type="string" calcext:value-type="string">
            <text:p>2021/11/05 11:13:17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support/knight-fund.html</text:p>
          </table:table-cell>
          <table:table-cell office:value-type="string" calcext:value-type="string">
            <text:p>Change banner image. Same image name computer-eyes. </text:p>
          </table:table-cell>
          <table:table-cell/>
          <table:table-cell office:value-type="string" calcext:value-type="string">
            <text:p>https://drive.google.com/u/3/open?usp=forms_web&amp;id=1YLAjQYbd-6XNooozqt33wjMgkYm8G1Tp</text:p>
          </table:table-cell>
          <table:table-cell table:style-name="ce2" office:value-type="string" calcext:value-type="string">
            <text:p>2021-11-30</text:p>
          </table:table-cell>
        </table:table-row>
        <table:table-row table:style-name="ro1">
          <table:table-cell office:value-type="date" office:date-value="2021-11-20" calcext:value-type="date">
            <text:p>11/20/21</text:p>
          </table:table-cell>
          <table:table-cell office:value-type="string" calcext:value-type="string">
            <text:p>2021/11/05 11:21:58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student-life/video-library.html</text:p>
          </table:table-cell>
          <table:table-cell office:value-type="string" calcext:value-type="string">
            <text:p>Hopefully the attached file makes this easy. Just updating the page with six more videos. </text:p>
          </table:table-cell>
          <table:table-cell office:value-type="string" calcext:value-type="string">
            <text:p>https://drive.google.com/u/3/open?usp=forms_web&amp;id=1JT96x9zDwRxZRZVNu0GQ1hQYC1c72nE0</text:p>
          </table:table-cell>
          <table:table-cell/>
          <table:table-cell table:style-name="ce2" office:value-type="string" calcext:value-type="string">
            <text:p>2021-11-30</text:p>
          </table:table-cell>
        </table:table-row>
        <table:table-row table:style-name="ro1">
          <table:table-cell office:value-type="date" office:date-value="2021-11-20" calcext:value-type="date">
            <text:p>11/20/21</text:p>
          </table:table-cell>
          <table:table-cell office:value-type="string" calcext:value-type="string">
            <text:p>2021/11/05 11:29:02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student-life/after-school.html</text:p>
          </table:table-cell>
          <table:table-cell office:value-type="string" calcext:value-type="string">
            <text:p>Update banner pic. Same name into upload directory. </text:p>
          </table:table-cell>
          <table:table-cell/>
          <table:table-cell office:value-type="string" calcext:value-type="string">
            <text:p>https://drive.google.com/u/3/open?usp=forms_web&amp;id=1l6zvIc2zC5ZjrKA0T3OWmTB2mNbW5CUg</text:p>
          </table:table-cell>
          <table:table-cell table:style-name="ce2" office:value-type="string" calcext:value-type="string">
            <text:p>2021-11-30</text:p>
          </table:table-cell>
        </table:table-row>
        <table:table-row table:style-name="ro1">
          <table:table-cell office:value-type="date" office:date-value="2021-11-20" calcext:value-type="date">
            <text:p>11/20/21</text:p>
          </table:table-cell>
          <table:table-cell office:value-type="string" calcext:value-type="string">
            <text:p>2021/11/05 2:58:11 P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student-life/enrichment.html</text:p>
          </table:table-cell>
          <table:table-cell office:value-type="string" calcext:value-type="string">
            <text:p>1) Change 2019-2020 to 2021-2022; 2) Drama section - change 3rd-9th to 3rd-10th, Changes dates to September 7th - April, delete performance line, change Fridays to Tuesdays, change Willy Wonka Jr. to the Sound of Music, delete the "Practice will take place" sentence; 3) No changes to Piano, 4) Delete Steam Generation section 5) Study Lab section, change Canon Jackson to Upper School teachers, change K-9th to 7th-10th, remove season line, remove Day &amp; Time line and simply add a line that says: Contact: Mr. Proffitt and the final description to "The after school study lab creates a quiet space for students to work on their academics, receive tutoring help from teachers, and develop healthy study habits. Currently, we are offering the study lab in the Upper School for students in 7th through 10th grade." </text:p>
          </table:table-cell>
          <table:table-cell table:number-columns-repeated="2"/>
          <table:table-cell table:style-name="ce2" office:value-type="string" calcext:value-type="string">
            <text:p>2021-11-30</text:p>
          </table:table-cell>
        </table:table-row>
        <table:table-row table:style-name="ro1">
          <table:table-cell office:value-type="date" office:date-value="2021-11-20" calcext:value-type="date">
            <text:p>11/20/21</text:p>
          </table:table-cell>
          <table:table-cell office:value-type="string" calcext:value-type="string">
            <text:p>2021/11/05 3:35:35 P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stonehavenschool.org/student-life/house.html</text:p>
          </table:table-cell>
          <table:table-cell office:value-type="string" calcext:value-type="string">
            <text:p>Change image towards the bottom, the one of Wesley Scheidt with flag. I have given it the same name so upload to upload directory... </text:p>
          </table:table-cell>
          <table:table-cell/>
          <table:table-cell office:value-type="string" calcext:value-type="string">
            <text:p>https://drive.google.com/u/3/open?usp=forms_web&amp;id=1gR3kjKgL4-Ez7Wc_7s2L45gsx6pVAlJA</text:p>
          </table:table-cell>
          <table:table-cell table:style-name="ce2" office:value-type="string" calcext:value-type="string">
            <text:p>2021-11-30</text:p>
          </table:table-cell>
        </table:table-row>
        <table:table-row table:style-name="ro1">
          <table:table-cell office:value-type="date" office:date-value="2021-11-20" calcext:value-type="date">
            <text:p>11/20/21</text:p>
          </table:table-cell>
          <table:table-cell office:value-type="string" calcext:value-type="string">
            <text:p>2021/11/05 3:51:16 P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stonehavenschool.org/student-life/house.html</text:p>
          </table:table-cell>
          <table:table-cell office:value-type="string" calcext:value-type="string">
            <text:p>Some things here... 1) change picture part to make it "taller", I don't love the skinny image... the attached html snippet file hopefully can help, it is copied and edited from the admissions-process page and 2) insert the new picture house-group-pic 3) Put Heather Martin as Head of House for St. Andrews and Kevin Cown as Head of House for Trinity</text:p>
          </table:table-cell>
          <table:table-cell office:value-type="string" calcext:value-type="string">
            <text:p>https://drive.google.com/u/3/open?usp=forms_web&amp;id=1TvMQzhPIPrNeTBYVUvQqawtRKF_s20nR</text:p>
          </table:table-cell>
          <table:table-cell office:value-type="string" calcext:value-type="string">
            <text:p>https://drive.google.com/u/3/open?usp=forms_web&amp;id=1lZSSaBrVwc-TZlwX2nRglphjt-Kl0eRv</text:p>
          </table:table-cell>
          <table:table-cell table:style-name="ce2" office:value-type="string" calcext:value-type="string">
            <text:p>2021-11-30</text:p>
          </table:table-cell>
        </table:table-row>
        <table:table-row table:style-name="ro1">
          <table:table-cell office:value-type="date" office:date-value="2021-11-06" calcext:value-type="date">
            <text:p>11/06/21</text:p>
          </table:table-cell>
          <table:table-cell office:value-type="string" calcext:value-type="string">
            <text:p>2021/11/05 3:53:21 P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Typos/Grammar/Incorrect Information</text:p>
          </table:table-cell>
          <table:table-cell office:value-type="string" calcext:value-type="string">
            <text:p>http://stonehavenschool.org/support/giving.html</text:p>
          </table:table-cell>
          <table:table-cell office:value-type="string" calcext:value-type="string">
            <text:p>Change 505 Atlanta St to 1480 Joyner Avenue in the blue box on the right. </text:p>
          </table:table-cell>
          <table:table-cell table:number-columns-repeated="2"/>
          <table:table-cell table:style-name="ce2" office:value-type="string" calcext:value-type="string">
            <text:p>2021-11-30</text:p>
          </table:table-cell>
        </table:table-row>
        <table:table-row table:style-name="ro1">
          <table:table-cell/>
          <table:table-cell office:value-type="string" calcext:value-type="string">
            <text:p>2021/11/10 10:01:48 AM EST</text:p>
          </table:table-cell>
          <table:table-cell office:value-type="string" calcext:value-type="string">
            <text:p>frontdesk@stonehavenschool.org</text:p>
          </table:table-cell>
          <table:table-cell office:value-type="string" calcext:value-type="string">
            <text:p>Jenny Eberhard</text:p>
          </table:table-cell>
          <table:table-cell office:value-type="string" calcext:value-type="string">
            <text:p>Other</text:p>
          </table:table-cell>
          <table:table-cell office:value-type="string" calcext:value-type="string">
            <text:p>https://www.stonehavenschool.org/about-us/faculty.html</text:p>
          </table:table-cell>
          <table:table-cell office:value-type="string" calcext:value-type="string">
            <text:p>Staff/Faculty photos need to be updated: <text:s text:c="2"/>https://www.smugmug.com/app/organize/2021-2022-School-year/Ken-Rada-Pictures/Staff-Pics-for-Website</text:p>
          </table:table-cell>
          <table:table-cell table:number-columns-repeated="2"/>
          <table:table-cell table:style-name="ce2" office:value-type="string" calcext:value-type="string">
            <text:p>2021-11-12</text:p>
          </table:table-cell>
        </table:table-row>
        <table:table-row table:style-name="ro4">
          <table:table-cell office:value-type="date" office:date-value="2021-11-16" calcext:value-type="date">
            <text:p>11/16/21</text:p>
          </table:table-cell>
          <table:table-cell office:value-type="string" calcext:value-type="string">
            <text:p>2021/11/12 11:23:04 AM EST</text:p>
          </table:table-cell>
          <table:table-cell office:value-type="string" calcext:value-type="string">
            <text:p>office@stonehavenschool.org</text:p>
          </table:table-cell>
          <table:table-cell office:value-type="string" calcext:value-type="string">
            <text:p>Hannah Miley</text:p>
          </table:table-cell>
          <table:table-cell office:value-type="string" calcext:value-type="string">
            <text:p>Update current information</text:p>
          </table:table-cell>
          <table:table-cell office:value-type="string" calcext:value-type="string">
            <text:p>http://www.stonehavenschool.org/forms/recordsrequest.pdf </text:p>
          </table:table-cell>
          <table:table-cell office:value-type="string" calcext:value-type="string">
            <text:p>Update with the attached PDF. Also add a link to this form in the FAQ on <text:a xlink:href="http://stonehavenschool.org/admissions/admissions-process.html" xlink:type="simple">http://stonehavenschool.org/admissions/admissions-process.html</text:a> Change the FAQ to:  Where can I find recommendation and transcript request forms?  Change the Answer to: Links are provided in Alma Start when you reach that stage of the application, but you can also access them here if you would like to send those out now: Teacher Recommendation (send one to current teacher and one to current administrator), Pastor Recommendation, Transcript Request Form. </text:p>
            <text:p>Please use the URL above for the request form - it's coded in Alma that way. </text:p>
            <text:p/>
          </table:table-cell>
          <table:table-cell office:value-type="string" calcext:value-type="string">
            <text:p>https://drive.google.com/u/3/open?usp=forms_web&amp;id=1sm6ya5PoL1ZX_Rk4a4xH44o-QIiddXQA</text:p>
          </table:table-cell>
          <table:table-cell/>
          <table:table-cell table:style-name="ce2" office:value-type="string" calcext:value-type="string">
            <text:p>2021-11-30</text:p>
          </table:table-cell>
        </table:table-row>
        <table:table-row table:style-name="ro5">
          <table:table-cell office:value-type="date" office:date-value="2021-12-02" calcext:value-type="date">
            <text:p>12/02/21</text:p>
          </table:table-cell>
          <table:table-cell office:value-type="string" calcext:value-type="string">
            <text:p>2021/11/29 9:56:55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stonehavenschool.org/academics/scope-sequence.html</text:p>
          </table:table-cell>
          <table:table-cell office:value-type="string" calcext:value-type="string">
            <text:p>7th-12th Grade:</text:p>
            <text:p>Change Co-Curriculars to: Practica: Unique classes in both manual and creative arts such as Woodworking, Archery, Drawing, Music Ensemble, etc. </text:p>
            <text:p/>
            <text:p>8th Grade:</text:p>
            <text:p>Foreign Language: ....Spanish I (Teaching Proficiency through Reading and Storytelling)</text:p>
            <text:p/>
            <text:p>9th Grade: </text:p>
            <text:p>Ancient Literature (Essential Texts: Till We Have Faces, The Odyssey, Mythology, The Aeneid, Gilgamesh, The Bible, Confessions of St. Augustine, The Greek Plays, The Lost Tools of Writing)</text:p>
            <text:p/>
            <text:p>Ancient History (World History, Ninth Edition. Duiker &amp; Spielvogel and excerpts from primary sources)</text:p>
            <text:p/>
            <text:p>Science: Biology (General Biology by Novare Science and The Riot and the Dance Lab Manual)</text:p>
            <text:p/>
            <text:p>Foreign Language: ....Spanish II (Teaching Proficiency through Reading and Storytelling)</text:p>
            <text:p/>
            <text:p>Logic/Rhetoric: Dialectic (The Argument Builder and Everyday Debate and Discussion by Shelley Johnson)</text:p>
            <text:p/>
            <text:p>10th Grade</text:p>
            <text:p>Medieval Literature (Essential Texts: Beowulf, The Great Divorce, The Song of Roland, Sir Gawain and the Green Knight, A Morbid Taste for Bones, Selections from The Canterbury Tales, King Lear, Inferno, Paradise Lost, Gulliver's Travels, snd various poetry selections)</text:p>
            <text:p/>
            <text:p>Medieval History (World History, Ninth Edition. Duiker &amp; Spielvogel and excerpts from primary sources)</text:p>
            <text:p/>
            <text:p>Science: Chemistry (Chemistry by Novare Science)</text:p>
            <text:p/>
            <text:p>Foreign Language: ....Spanish III (Teaching Proficiency through Reading and Storytelling)</text:p>
            <text:p/>
            <text:p>Logic/Rhetoric: Rhetoric I (The Argument Builder and Rhetoric Alive, Book I)</text:p>
            <text:p/>
            <text:p>11th Grade</text:p>
            <text:p>-Remove "Introductory" from Physics under Science</text:p>
            <text:p>-Update Spanish curriculum to match the earlier grades</text:p>
            <text:p/>
            <text:p>12th Grade</text:p>
            <text:p>No changes (for now)</text:p>
          </table:table-cell>
          <table:table-cell/>
          <table:table-cell table:style-name="ce2" office:value-type="string" calcext:value-type="string">
            <text:p>2021-12-31</text:p>
          </table:table-cell>
          <table:table-cell/>
        </table:table-row>
        <table:table-row table:style-name="ro6">
          <table:table-cell office:value-type="date" office:date-value="2021-12-02" calcext:value-type="date">
            <text:p>12/02/21</text:p>
          </table:table-cell>
          <table:table-cell office:value-type="string" calcext:value-type="string">
            <text:p>2021/11/30 2:09:59 PM EST</text:p>
          </table:table-cell>
          <table:table-cell office:value-type="string" calcext:value-type="string">
            <text:p>office@stonehavenschool.org</text:p>
          </table:table-cell>
          <table:table-cell office:value-type="string" calcext:value-type="string">
            <text:p>Hannah Miley</text:p>
          </table:table-cell>
          <table:table-cell office:value-type="string" calcext:value-type="string">
            <text:p>Update current information</text:p>
          </table:table-cell>
          <table:table-cell office:value-type="string" calcext:value-type="string">
            <text:p>http://stonehavenschool.org/admissions/admissions-process.html</text:p>
          </table:table-cell>
          <table:table-cell office:value-type="string" calcext:value-type="string">
            <text:p>Remove Class Capacity title and section. We plan to add this section back in April or May. </text:p>
            <text:p>Brett says to save the html for that. </text:p>
            <text:p/>
            <text:p>In place of this section, move the Admissions Timeline from the bottom left to the top right column. </text:p>
            <text:p/>
            <text:p>Update the title of the timeline from : 2021-22 Admissions Timeline</text:p>
            <text:p/>
            <text:p>to: 2022-23 Admissions Timeline</text:p>
            <text:p/>
            <text:p>Add a statement under the title: Enrollment for the 2021-2022 school year is currently closed. We are currently accepting applications for next year. </text:p>
            <text:p/>
          </table:table-cell>
          <table:table-cell/>
          <table:table-cell table:style-name="ce2" office:value-type="string" calcext:value-type="string">
            <text:p>2021-12-30</text:p>
          </table:table-cell>
          <table:table-cell/>
        </table:table-row>
        <table:table-row table:style-name="ro1">
          <table:table-cell/>
          <table:table-cell office:value-type="string" calcext:value-type="string">
            <text:p>2021/11/10 10:01:48 AM EST</text:p>
          </table:table-cell>
          <table:table-cell office:value-type="string" calcext:value-type="string">
            <text:p>frontdesk@stonehavenschool.org</text:p>
          </table:table-cell>
          <table:table-cell office:value-type="string" calcext:value-type="string">
            <text:p>Jenny Eberhard</text:p>
          </table:table-cell>
          <table:table-cell office:value-type="string" calcext:value-type="string">
            <text:p>Other</text:p>
          </table:table-cell>
          <table:table-cell office:value-type="string" calcext:value-type="string">
            <text:p>https://www.stonehavenschool.org/about-us/faculty.html</text:p>
          </table:table-cell>
          <table:table-cell office:value-type="string" calcext:value-type="string">
            <text:p>Staff/Faculty photos need to be updated: <text:s text:c="2"/>https://www.smugmug.com/app/organize/2021-2022-School-year/Ken-Rada-Pictures/Staff-Pics-for-Website</text:p>
          </table:table-cell>
          <table:table-cell table:number-columns-repeated="2"/>
          <table:table-cell table:style-name="ce2" office:value-type="string" calcext:value-type="string">
            <text:p>2021-11-12</text:p>
          </table:table-cell>
        </table:table-row>
        <table:table-row table:style-name="ro1">
          <table:table-cell office:value-type="date" office:date-value="2021-12-20" calcext:value-type="date">
            <text:p>12/20/21</text:p>
          </table:table-cell>
          <table:table-cell office:value-type="string" calcext:value-type="string">
            <text:p>2021/12/02 9:52:28 PM EST</text:p>
          </table:table-cell>
          <table:table-cell office:value-type="string" calcext:value-type="string">
            <text:p>mdickinson@stonehavenschool.org</text:p>
          </table:table-cell>
          <table:table-cell office:value-type="string" calcext:value-type="string">
            <text:p>Melissa Dickinson</text:p>
          </table:table-cell>
          <table:table-cell office:value-type="string" calcext:value-type="string">
            <text:p>Typos/Grammar/Incorrect Information</text:p>
          </table:table-cell>
          <table:table-cell office:value-type="string" calcext:value-type="string">
            <text:p>https://www.stonehavenschool.org/about-us/board.html</text:p>
          </table:table-cell>
          <table:table-cell office:value-type="string" calcext:value-type="string">
            <text:p>Whit Harvey's job has changed. Please update to say "Director, Supply Chain Contracting - Blood Centers of America" </text:p>
          </table:table-cell>
          <table:table-cell table:number-columns-repeated="3"/>
        </table:table-row>
        <table:table-row table:style-name="ro1">
          <table:table-cell office:value-type="date" office:date-value="2021-12-20" calcext:value-type="date">
            <text:p>12/20/21</text:p>
          </table:table-cell>
          <table:table-cell office:value-type="string" calcext:value-type="string">
            <text:p>2021/12/02 9:55:05 PM EST</text:p>
          </table:table-cell>
          <table:table-cell office:value-type="string" calcext:value-type="string">
            <text:p>mdickinson@stonehavenschool.org</text:p>
          </table:table-cell>
          <table:table-cell office:value-type="string" calcext:value-type="string">
            <text:p>Melissa Dickinson</text:p>
          </table:table-cell>
          <table:table-cell office:value-type="string" calcext:value-type="string">
            <text:p>Typos/Grammar/Incorrect Information</text:p>
          </table:table-cell>
          <table:table-cell office:value-type="string" calcext:value-type="string">
            <text:p>https://www.stonehavenschool.org/academics/scope-sequence.html</text:p>
          </table:table-cell>
          <table:table-cell office:value-type="string" calcext:value-type="string">
            <text:p>Under 3rd grade, the Latin bullet point - the word "conversational" is missing the first n. It currently says "coversational". <text:s/>In the same line, please replace "intro." with "Introduction". If that doesn't fit, please capitalize the I in Intro. </text:p>
          </table:table-cell>
          <table:table-cell table:number-columns-repeated="3"/>
        </table:table-row>
        <table:table-row table:style-name="ro7">
          <table:table-cell/>
          <table:table-cell office:value-type="string" calcext:value-type="string">
            <text:p>2021/12/16 11:36:06 AM EST</text:p>
          </table:table-cell>
          <table:table-cell office:value-type="string" calcext:value-type="string">
            <text:p>office@stonehavenschool.org</text:p>
          </table:table-cell>
          <table:table-cell office:value-type="string" calcext:value-type="string">
            <text:p>Hannah Miley</text:p>
          </table:table-cell>
          <table:table-cell office:value-type="string" calcext:value-type="string">
            <text:p>News or Current Events</text:p>
          </table:table-cell>
          <table:table-cell office:value-type="string" calcext:value-type="string">
            <text:p>http://stonehavenschool.org/admissions/tours-openhouses.html</text:p>
          </table:table-cell>
          <table:table-cell office:value-type="string" calcext:value-type="string">
            <text:p>Open House section:</text:p>
            <text:p>Change to the following:</text:p>
            <text:p>Jan 24th </text:p>
            <text:p>"Register for Upper School Open House"</text:p>
            <text:p>address: 1650 Old Concord Rd. </text:p>
            <text:p/>
            <text:p>Feb 15th Open House</text:p>
            <text:p>"Register for Lower School Open House"</text:p>
            <text:p>update address to 1480 Joyner Avenue</text:p>
            <text:p>make link to: https://calendly.com/stonehavenadmissions/admissions-open-house-7-11th-grades?month=2022-01</text:p>
            <text:p>use attached picture</text:p>
            <text:p/>
            <text:p>Tour Section</text:p>
            <text:p>Update Lower School address to</text:p>
            <text:p>1480 Joyner Avenue</text:p>
            <text:p/>
            <text:p/>
            <text:p/>
            <text:p>FAQs</text:p>
            <text:p>Remove: </text:p>
            <text:p>How do I register for an Open House?</text:p>
            <text:p>How do I arrange a school tour?</text:p>
            <text:p/>
          </table:table-cell>
          <table:table-cell/>
          <table:table-cell office:value-type="string" calcext:value-type="string">
            <text:p>https://drive.google.com/u/2/open?usp=forms_web&amp;id=1DEXJ9DBrPqH9LwIxIe1l1THTzOT2ffsm</text:p>
          </table:table-cell>
          <table:table-cell table:style-name="ce2" office:value-type="string" calcext:value-type="string">
            <text:p>2021-12-21</text:p>
          </table:table-cell>
        </table:table-row>
        <table:table-row table:style-name="ro1">
          <table:table-cell office:value-type="date" office:date-value="2022-01-08" calcext:value-type="date">
            <text:p>01/08/22</text:p>
          </table:table-cell>
          <table:table-cell office:value-type="string" calcext:value-type="string">
            <text:p>2021/11/10 10:01:48 AM EST</text:p>
          </table:table-cell>
          <table:table-cell office:value-type="string" calcext:value-type="string">
            <text:p>frontdesk@stonehavenschool.org</text:p>
          </table:table-cell>
          <table:table-cell office:value-type="string" calcext:value-type="string">
            <text:p>Jenny Eberhard</text:p>
          </table:table-cell>
          <table:table-cell office:value-type="string" calcext:value-type="string">
            <text:p>Other</text:p>
          </table:table-cell>
          <table:table-cell office:value-type="string" calcext:value-type="string">
            <text:p>https://www.stonehavenschool.org/about-us/faculty.html</text:p>
          </table:table-cell>
          <table:table-cell office:value-type="string" calcext:value-type="string">
            <text:p>Staff/Faculty photos need to be updated: <text:s text:c="2"/>https://www.smugmug.com/app/organize/2021-2022-School-year/Ken-Rada-Pictures/Staff-Pics-for-Website</text:p>
          </table:table-cell>
          <table:table-cell table:number-columns-repeated="2"/>
          <table:table-cell table:style-name="ce2" office:value-type="string" calcext:value-type="string">
            <text:p>2021-11-12</text:p>
          </table:table-cell>
        </table:table-row>
        <table:table-row table:style-name="ro7">
          <table:table-cell office:value-type="date" office:date-value="2021-01-23" calcext:value-type="date">
            <text:p>01/23/21</text:p>
          </table:table-cell>
          <table:table-cell office:value-type="string" calcext:value-type="string">
            <text:p>2021/12/16 11:36:06 AM EST</text:p>
          </table:table-cell>
          <table:table-cell office:value-type="string" calcext:value-type="string">
            <text:p>office@stonehavenschool.org</text:p>
          </table:table-cell>
          <table:table-cell office:value-type="string" calcext:value-type="string">
            <text:p>Hannah Miley</text:p>
          </table:table-cell>
          <table:table-cell office:value-type="string" calcext:value-type="string">
            <text:p>News or Current Events</text:p>
          </table:table-cell>
          <table:table-cell office:value-type="string" calcext:value-type="string">
            <text:p>http://stonehavenschool.org/admissions/tours-openhouses.html</text:p>
          </table:table-cell>
          <table:table-cell office:value-type="string" calcext:value-type="string">
            <text:p>Open House section:</text:p>
            <text:p>Change to the following:</text:p>
            <text:p>Jan 24th </text:p>
            <text:p>"Register for Upper School Open House"</text:p>
            <text:p>address: 1650 Old Concord Rd. </text:p>
            <text:p/>
            <text:p>Feb 15th Open House</text:p>
            <text:p>"Register for Lower School Open House"</text:p>
            <text:p>update address to 1480 Joyner Avenue</text:p>
            <text:p>make link to: https://calendly.com/stonehavenadmissions/admissions-open-house-7-11th-grades?month=2022-01</text:p>
            <text:p>use attached picture</text:p>
            <text:p/>
            <text:p>Tour Section</text:p>
            <text:p>Update Lower School address to</text:p>
            <text:p>1480 Joyner Avenue</text:p>
            <text:p/>
            <text:p/>
            <text:p/>
            <text:p>FAQs</text:p>
            <text:p>Remove: </text:p>
            <text:p>How do I register for an Open House?</text:p>
            <text:p>How do I arrange a school tour?</text:p>
            <text:p/>
          </table:table-cell>
          <table:table-cell/>
          <table:table-cell office:value-type="string" calcext:value-type="string">
            <text:p>https://drive.google.com/u/2/open?usp=forms_web&amp;id=1DEXJ9DBrPqH9LwIxIe1l1THTzOT2ffsm</text:p>
          </table:table-cell>
          <table:table-cell table:style-name="ce2" office:value-type="string" calcext:value-type="string">
            <text:p>2021-12-21</text:p>
          </table:table-cell>
        </table:table-row>
        <table:table-row table:style-name="ro3">
          <table:table-cell office:value-type="date" office:date-value="2022-01-10" calcext:value-type="date">
            <text:p>01/10/22</text:p>
          </table:table-cell>
          <table:table-cell office:value-type="string" calcext:value-type="string">
            <text:p>2022/01/04 11:00:49 P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about-us/board.html</text:p>
          </table:table-cell>
          <table:table-cell office:value-type="string" calcext:value-type="string">
            <text:p>FYI... I do Board members alphabetically.</text:p>
            <text:p>Let's delete Patrick Bragg and Gordon Hwang. </text:p>
            <text:p>Change Stuart Harvey Vice Chairman to Board Chairman</text:p>
            <text:p>Add Vice Chairman to Whit Harvey</text:p>
            <text:p>Change Linda McEntire Treasurer to Secretary and Add Treasurer to Andy Wilkinson</text:p>
            <text:p>Add two Board members to the page: </text:p>
            <text:p/>
            <text:p>Charles Hoffman</text:p>
            <text:p>– Married to Jana with two children attending Stonehaven</text:p>
            <text:p>– MBA from Kennesaw State University</text:p>
            <text:p>– BS in Mathematics from Palm Beach Atlantic University</text:p>
            <text:p>– Director, North America Strategy - The Coca-Cola Company</text:p>
            <text:p>– Church Home: Roswell Street Baptist Church</text:p>
            <text:p/>
            <text:p>Lovell White</text:p>
            <text:p>– Married to Jonathan with two Stonehaven graduates and two children attending Stonehaven</text:p>
            <text:p>–  B.A. in Business from Converse College/ASN from Chattahoochee Tech</text:p>
            <text:p>–  RN Piedmont Hospital</text:p>
            <text:p>– Church Home: Christ Church Presbyterian</text:p>
            <text:p> </text:p>
          </table:table-cell>
          <table:table-cell/>
          <table:table-cell office:value-type="string" calcext:value-type="string">
            <text:p>https://drive.google.com/u/2/open?usp=forms_web&amp;id=1eKZH_hba7oNvSg9aMc1VJ7Qk4q-LvTDH</text:p>
          </table:table-cell>
          <table:table-cell table:style-name="ce2" office:value-type="string" calcext:value-type="string">
            <text:p>2022-01-31</text:p>
          </table:table-cell>
        </table:table-row>
        <table:table-row table:style-name="ro1">
          <table:table-cell office:value-type="date" office:date-value="2022-01-10" calcext:value-type="date">
            <text:p>01/10/22</text:p>
          </table:table-cell>
          <table:table-cell office:value-type="string" calcext:value-type="string">
            <text:p>2022/01/04 11:01:48 P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about-us/board.html</text:p>
          </table:table-cell>
          <table:table-cell office:value-type="string" calcext:value-type="string">
            <text:p>Adding Lovell picture to the previous submission</text:p>
          </table:table-cell>
          <table:table-cell/>
          <table:table-cell office:value-type="string" calcext:value-type="string">
            <text:p>https://drive.google.com/u/2/open?usp=forms_web&amp;id=1QZ0LCEVSir0FGnuxj1MoAEq2u7xpBSQJ</text:p>
          </table:table-cell>
          <table:table-cell table:style-name="ce2" office:value-type="string" calcext:value-type="string">
            <text:p>2022-01-31</text:p>
          </table:table-cell>
        </table:table-row>
        <table:table-row table:style-name="ro1">
          <table:table-cell office:value-type="date" office:date-value="2022-01-10" calcext:value-type="date">
            <text:p>01/10/22</text:p>
          </table:table-cell>
          <table:table-cell office:value-type="string" calcext:value-type="string">
            <text:p>2022/01/07 11:34:02 AM EST</text:p>
          </table:table-cell>
          <table:table-cell office:value-type="string" calcext:value-type="string">
            <text:p>hwilkinson@stonehavenschool.org</text:p>
          </table:table-cell>
          <table:table-cell office:value-type="string" calcext:value-type="string">
            <text:p>H Wilkinson</text:p>
          </table:table-cell>
          <table:table-cell office:value-type="string" calcext:value-type="string">
            <text:p>Typos/Grammar/Incorrect Information</text:p>
          </table:table-cell>
          <table:table-cell office:value-type="string" calcext:value-type="string">
            <text:p>http://stonehavenschool.org/admissions/tours-openhouses.html</text:p>
          </table:table-cell>
          <table:table-cell office:value-type="string" calcext:value-type="string">
            <text:p>Hannah and I noticed that the Upper School Open House time is incorrect. The time needs to be 7pm. Thank you.</text:p>
          </table:table-cell>
          <table:table-cell table:number-columns-repeated="2"/>
          <table:table-cell table:style-name="ce2" office:value-type="string" calcext:value-type="string">
            <text:p>2022-01-07</text:p>
          </table:table-cell>
        </table:table-row>
        <table:table-row table:style-name="ro1">
          <table:table-cell office:value-type="date" office:date-value="2022-01-14" calcext:value-type="date">
            <text:p>01/14/22</text:p>
          </table:table-cell>
          <table:table-cell office:value-type="string" calcext:value-type="string">
            <text:p>2022/01/10 1:30:01 PM EST</text:p>
          </table:table-cell>
          <table:table-cell office:value-type="string" calcext:value-type="string">
            <text:p>hwilkinson@stonehavenschool.org</text:p>
          </table:table-cell>
          <table:table-cell office:value-type="string" calcext:value-type="string">
            <text:p>Heather Wilkinson</text:p>
          </table:table-cell>
          <table:table-cell office:value-type="string" calcext:value-type="string">
            <text:p>New Page</text:p>
          </table:table-cell>
          <table:table-cell office:value-type="string" calcext:value-type="string">
            <text:p>I just need a URL page for an updated admissions form.</text:p>
          </table:table-cell>
          <table:table-cell/>
          <table:table-cell office:value-type="string" calcext:value-type="string">
            <text:p>https://drive.google.com/u/2/open?usp=forms_web&amp;id=1VJxryUPdw8ALzIUir3-3c9K_HM7ymPJ1</text:p>
          </table:table-cell>
          <table:table-cell/>
          <table:table-cell table:style-name="ce2" office:value-type="string" calcext:value-type="string">
            <text:p>2022-01-10</text:p>
          </table:table-cell>
        </table:table-row>
        <table:table-row table:style-name="ro1">
          <table:table-cell office:value-type="date" office:date-value="2022-01-23" calcext:value-type="date">
            <text:p>01/23/22</text:p>
          </table:table-cell>
          <table:table-cell office:value-type="string" calcext:value-type="string">
            <text:p>2022/01/17 4:01:14 PM EST</text:p>
          </table:table-cell>
          <table:table-cell office:value-type="string" calcext:value-type="string">
            <text:p>mdickinson@stonehavenschool.org</text:p>
          </table:table-cell>
          <table:table-cell office:value-type="string" calcext:value-type="string">
            <text:p>Melissa Dickinson</text:p>
          </table:table-cell>
          <table:table-cell office:value-type="string" calcext:value-type="string">
            <text:p>New Page</text:p>
          </table:table-cell>
          <table:table-cell office:value-type="string" calcext:value-type="string">
            <text:p>www.stonehavenschool.org/gala</text:p>
          </table:table-cell>
          <table:table-cell office:value-type="string" calcext:value-type="string">
            <text:p>See PDF</text:p>
          </table:table-cell>
          <table:table-cell office:value-type="string" calcext:value-type="string">
            <text:p>https://drive.google.com/u/2/open?usp=forms_web&amp;id=16cno4S85DMtsBbOxa-PxP0OpJ7P_-5Qg</text:p>
          </table:table-cell>
          <table:table-cell/>
          <table:table-cell table:style-name="ce2" office:value-type="string" calcext:value-type="string">
            <text:p>2022-01-19</text:p>
          </table:table-cell>
        </table:table-row>
        <table:table-row table:style-name="ro8">
          <table:table-cell office:value-type="string" calcext:value-type="string">
            <text:p>Handled by Bedwards</text:p>
          </table:table-cell>
          <table:table-cell office:value-type="string" calcext:value-type="string">
            <text:p>2022/01/10 4:46:29 P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www.stonehavenschool.org/teacher/</text:p>
          </table:table-cell>
          <table:table-cell office:value-type="string" calcext:value-type="string">
            <text:p>After I said I'm going to try and hold others to not making requests that need immediate attention!  </text:p>
            <text:p/>
            <text:p>I didn't get out in front of tuition update for website. Can you get this done by January 14th. Here are the new ranges:</text:p>
            <text:p/>
            <text:p>Kindergarten 1/2 day: $2,500 - $7,200</text:p>
            <text:p>Kindergarten: $3,400 - $9,700</text:p>
            <text:p>1st - 6th: $4,100 - $11,500</text:p>
            <text:p>7th - 12th: $4,300 - $12,300</text:p>
          </table:table-cell>
          <table:table-cell office:value-type="string" calcext:value-type="string">
            <text:p>https://drive.google.com/u/2/open?usp=forms_web&amp;id=1YHzDtdQRZAF5CZyHV6VRPEya9X_Bs7bi</text:p>
          </table:table-cell>
          <table:table-cell/>
          <table:table-cell table:style-name="ce2" office:value-type="string" calcext:value-type="string">
            <text:p>2022-01-14</text:p>
          </table:table-cell>
        </table:table-row>
        <table:table-row table:style-name="ro1">
          <table:table-cell/>
          <table:table-cell office:value-type="string" calcext:value-type="string">
            <text:p>2022/01/12 4:01:09 P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New Page</text:p>
          </table:table-cell>
          <table:table-cell table:number-columns-repeated="5"/>
        </table:table-row>
        <table:table-row table:style-name="ro1">
          <table:table-cell office:value-type="date" office:date-value="2022-03-04" calcext:value-type="date">
            <text:p>03/04/22</text:p>
          </table:table-cell>
          <table:table-cell office:value-type="string" calcext:value-type="string">
            <text:p>2022/02/28 10:10:02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New Content</text:p>
          </table:table-cell>
          <table:table-cell office:value-type="string" calcext:value-type="string">
            <text:p>http://stonehavenschool.org/teacher/</text:p>
          </table:table-cell>
          <table:table-cell table:number-columns-repeated="4"/>
        </table:table-row>
        <table:table-row table:style-name="ro1">
          <table:table-cell office:value-type="date" office:date-value="2022-03-04" calcext:value-type="date">
            <text:p>03/04/22</text:p>
          </table:table-cell>
          <table:table-cell office:value-type="string" calcext:value-type="string">
            <text:p>2022/02/28 10:11:41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New Content</text:p>
          </table:table-cell>
          <table:table-cell office:value-type="string" calcext:value-type="string">
            <text:p>http://stonehavenschool.org/about-us/faculty.html</text:p>
          </table:table-cell>
          <table:table-cell table:number-columns-repeated="4"/>
        </table:table-row>
        <table:table-row table:style-name="ro1">
          <table:table-cell office:value-type="date" office:date-value="2022-03-04" calcext:value-type="date">
            <text:p>03/04/22</text:p>
          </table:table-cell>
          <table:table-cell office:value-type="string" calcext:value-type="string">
            <text:p>2022/02/28 10:33:00 AM EST</text:p>
          </table:table-cell>
          <table:table-cell office:value-type="string" calcext:value-type="string">
            <text:p>bedwards@stonehavenschool.org</text:p>
          </table:table-cell>
          <table:table-cell office:value-type="string" calcext:value-type="string">
            <text:p>Brett Edwards</text:p>
          </table:table-cell>
          <table:table-cell office:value-type="string" calcext:value-type="string">
            <text:p>Update current information</text:p>
          </table:table-cell>
          <table:table-cell office:value-type="string" calcext:value-type="string">
            <text:p>http://stonehavenschool.org/admissions/affordability.html</text:p>
          </table:table-cell>
          <table:table-cell table:number-columns-repeated="4"/>
        </table:table-row>
        <table:table-row table:style-name="ro1" table:number-rows-repeated="1048539">
          <table:table-cell table:number-columns-repeated="10"/>
        </table:table-row>
        <table:table-row table:style-name="ro1">
          <table:table-cell table:number-columns-repeated="10"/>
        </table:table-row>
      </table:table>
      <table:table table:name="Sheet2" table:style-name="ta1">
        <table:table-column table:style-name="co10" table:default-cell-style-name="Default"/>
        <table:table-row table:style-name="ro1">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4">00/00/0000</text:date>, <text:time style:data-style-name="N2" text:time-value="11:51:32.92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ate>2022-03-04T12:30:36.414000000</dc:date>
    <meta:editing-duration>PT19H48M1S</meta:editing-duration>
    <meta:editing-cycles>9</meta:editing-cycles>
    <meta:document-statistic meta:table-count="2" meta:cell-count="292" meta:object-count="0"/>
  </office:meta>
</office:document-meta>
</file>